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>
            <text:p>Date Athabasca</text:p>
          </table:table-cell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  <table:table-cell office:value-type="string">
            <text:p>11-23-2011</text:p>
          </table:table-cell>
          <table:table-cell/>
        </table:table-row>
        <table:table-row table:style-name="ro1">
          <table:table-cell office:value-type="string">
            <text:p>Hour</text:p>
          </table:table-cell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</table:table-row>
        <table:table-row table:style-name="ro1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  <table:table-cell office:value-type="string">
            <text:p>320-325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980.602">
            <text:p>980.602</text:p>
          </table:table-cell>
          <table:table-cell office:value-type="float" office:value="21.4961">
            <text:p>21.4961</text:p>
          </table:table-cell>
          <table:table-cell office:value-type="float" office:value="2057.85">
            <text:p>2057.85</text:p>
          </table:table-cell>
          <table:table-cell office:value-type="float" office:value="44.2053">
            <text:p>44.2053</text:p>
          </table:table-cell>
          <table:table-cell office:value-type="float" office:value="1813.01">
            <text:p>1813.01</text:p>
          </table:table-cell>
          <table:table-cell office:value-type="float" office:value="40.8981">
            <text:p>40.8981</text:p>
          </table:table-cell>
          <table:table-cell office:value-type="float" office:value="1806.14">
            <text:p>1806.14</text:p>
          </table:table-cell>
          <table:table-cell office:value-type="float" office:value="41.1813">
            <text:p>41.1813</text:p>
          </table:table-cell>
          <table:table-cell office:value-type="float" office:value="1950.44">
            <text:p>1950.44</text:p>
          </table:table-cell>
          <table:table-cell office:value-type="float" office:value="44.2647">
            <text:p>44.2647</text:p>
          </table:table-cell>
          <table:table-cell office:value-type="float" office:value="1753.57">
            <text:p>1753.57</text:p>
          </table:table-cell>
          <table:table-cell office:value-type="float" office:value="41.2953">
            <text:p>41.2953</text:p>
          </table:table-cell>
          <table:table-cell office:value-type="float" office:value="123.201">
            <text:p>123.201</text:p>
          </table:table-cell>
          <table:table-cell office:value-type="float" office:value="3.49871">
            <text:p>3.49871</text:p>
          </table:table-cell>
          <table:table-cell office:value-type="float" office:value="822.766">
            <text:p>822.766</text:p>
          </table:table-cell>
          <table:table-cell office:value-type="float" office:value="17.6348">
            <text:p>17.6348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1.0547">
            <text:p>51.0547</text:p>
          </table:table-cell>
          <table:table-cell office:value-type="float" office:value="0.167109">
            <text:p>0.167109</text:p>
          </table:table-cell>
          <table:table-cell office:value-type="float" office:value="51.105">
            <text:p>51.105</text:p>
          </table:table-cell>
          <table:table-cell office:value-type="float" office:value="0.163657">
            <text:p>0.163657</text:p>
          </table:table-cell>
          <table:table-cell office:value-type="float" office:value="51.17">
            <text:p>51.17</text:p>
          </table:table-cell>
          <table:table-cell office:value-type="float" office:value="0.172443">
            <text:p>0.172443</text:p>
          </table:table-cell>
          <table:table-cell office:value-type="float" office:value="51.2669">
            <text:p>51.2669</text:p>
          </table:table-cell>
          <table:table-cell office:value-type="float" office:value="0.174424">
            <text:p>0.174424</text:p>
          </table:table-cell>
          <table:table-cell office:value-type="float" office:value="51.161">
            <text:p>51.161</text:p>
          </table:table-cell>
          <table:table-cell office:value-type="float" office:value="0.173612">
            <text:p>0.173612</text:p>
          </table:table-cell>
          <table:table-cell office:value-type="float" office:value="51.3919">
            <text:p>51.3919</text:p>
          </table:table-cell>
          <table:table-cell office:value-type="float" office:value="0.180332">
            <text:p>0.180332</text:p>
          </table:table-cell>
          <table:table-cell office:value-type="float" office:value="52.5986">
            <text:p>52.5986</text:p>
          </table:table-cell>
          <table:table-cell office:value-type="float" office:value="0.219538">
            <text:p>0.219538</text:p>
          </table:table-cell>
          <table:table-cell office:value-type="float" office:value="51.3541">
            <text:p>51.3541</text:p>
          </table:table-cell>
          <table:table-cell office:value-type="float" office:value="0.163423">
            <text:p>0.163423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63365">
            <text:p>8.63365</text:p>
          </table:table-cell>
          <table:table-cell office:value-type="float" office:value="0.238845">
            <text:p>0.238845</text:p>
          </table:table-cell>
          <table:table-cell office:value-type="float" office:value="8.60554">
            <text:p>8.60554</text:p>
          </table:table-cell>
          <table:table-cell office:value-type="float" office:value="0.233319">
            <text:p>0.233319</text:p>
          </table:table-cell>
          <table:table-cell office:value-type="float" office:value="8.80035">
            <text:p>8.80035</text:p>
          </table:table-cell>
          <table:table-cell office:value-type="float" office:value="0.249363">
            <text:p>0.249363</text:p>
          </table:table-cell>
          <table:table-cell office:value-type="float" office:value="8.82207">
            <text:p>8.82207</text:p>
          </table:table-cell>
          <table:table-cell office:value-type="float" office:value="0.253044">
            <text:p>0.253044</text:p>
          </table:table-cell>
          <table:table-cell office:value-type="float" office:value="8.86428">
            <text:p>8.86428</text:p>
          </table:table-cell>
          <table:table-cell office:value-type="float" office:value="0.252481">
            <text:p>0.252481</text:p>
          </table:table-cell>
          <table:table-cell office:value-type="float" office:value="8.89351">
            <text:p>8.89351</text:p>
          </table:table-cell>
          <table:table-cell office:value-type="float" office:value="0.262792">
            <text:p>0.262792</text:p>
          </table:table-cell>
          <table:table-cell office:value-type="float" office:value="9.26376">
            <text:p>9.26376</text:p>
          </table:table-cell>
          <table:table-cell office:value-type="float" office:value="0.326337">
            <text:p>0.326337</text:p>
          </table:table-cell>
          <table:table-cell office:value-type="float" office:value="8.60168">
            <text:p>8.60168</text:p>
          </table:table-cell>
          <table:table-cell office:value-type="float" office:value="0.232875">
            <text:p>0.232875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311.693">
            <text:p>311.693</text:p>
          </table:table-cell>
          <table:table-cell office:value-type="float" office:value="17.1793">
            <text:p>17.1793</text:p>
          </table:table-cell>
          <table:table-cell office:value-type="float" office:value="188.623">
            <text:p>188.623</text:p>
          </table:table-cell>
          <table:table-cell office:value-type="float" office:value="35.3684">
            <text:p>35.3684</text:p>
          </table:table-cell>
          <table:table-cell office:value-type="float" office:value="198.443">
            <text:p>198.443</text:p>
          </table:table-cell>
          <table:table-cell office:value-type="float" office:value="32.6109">
            <text:p>32.6109</text:p>
          </table:table-cell>
          <table:table-cell office:value-type="float" office:value="202">
            <text:p>202</text:p>
          </table:table-cell>
          <table:table-cell office:value-type="float" office:value="32.8352">
            <text:p>32.8352</text:p>
          </table:table-cell>
          <table:table-cell office:value-type="float" office:value="223.761">
            <text:p>223.761</text:p>
          </table:table-cell>
          <table:table-cell office:value-type="float" office:value="35.2231">
            <text:p>35.2231</text:p>
          </table:table-cell>
          <table:table-cell office:value-type="float" office:value="254.947">
            <text:p>254.947</text:p>
          </table:table-cell>
          <table:table-cell office:value-type="float" office:value="32.9168">
            <text:p>32.9168</text:p>
          </table:table-cell>
          <table:table-cell office:value-type="float" office:value="82.9822">
            <text:p>82.9822</text:p>
          </table:table-cell>
          <table:table-cell office:value-type="float" office:value="2.79913">
            <text:p>2.79913</text:p>
          </table:table-cell>
          <table:table-cell office:value-type="float" office:value="168.088">
            <text:p>168.088</text:p>
          </table:table-cell>
          <table:table-cell office:value-type="float" office:value="14.1476">
            <text:p>14.1476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2.1617">
            <text:p>-2.1617</text:p>
          </table:table-cell>
          <table:table-cell office:value-type="float" office:value="1.19275">
            <text:p>1.19275</text:p>
          </table:table-cell>
          <table:table-cell office:value-type="float" office:value="-4.23899">
            <text:p>-4.23899</text:p>
          </table:table-cell>
          <table:table-cell office:value-type="float" office:value="2.44831">
            <text:p>2.44831</text:p>
          </table:table-cell>
          <table:table-cell office:value-type="float" office:value="-3.8855">
            <text:p>-3.8855</text:p>
          </table:table-cell>
          <table:table-cell office:value-type="float" office:value="2.2918">
            <text:p>2.2918</text:p>
          </table:table-cell>
          <table:table-cell office:value-type="float" office:value="-4.03746">
            <text:p>-4.03746</text:p>
          </table:table-cell>
          <table:table-cell office:value-type="float" office:value="2.31455">
            <text:p>2.31455</text:p>
          </table:table-cell>
          <table:table-cell office:value-type="float" office:value="-4.44225">
            <text:p>-4.44225</text:p>
          </table:table-cell>
          <table:table-cell office:value-type="float" office:value="2.49073">
            <text:p>2.49073</text:p>
          </table:table-cell>
          <table:table-cell office:value-type="float" office:value="-4.00583">
            <text:p>-4.00583</text:p>
          </table:table-cell>
          <table:table-cell office:value-type="float" office:value="2.33017">
            <text:p>2.33017</text:p>
          </table:table-cell>
          <table:table-cell office:value-type="float" office:value="0.146153">
            <text:p>0.146153</text:p>
          </table:table-cell>
          <table:table-cell office:value-type="float" office:value="0.201276">
            <text:p>0.201276</text:p>
          </table:table-cell>
          <table:table-cell office:value-type="float" office:value="-0.865296">
            <text:p>-0.865296</text:p>
          </table:table-cell>
          <table:table-cell office:value-type="float" office:value="0.977729">
            <text:p>0.977729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209139">
            <text:p>0.0209139</text:p>
          </table:table-cell>
          <table:table-cell office:value-type="float" office:value="0.0117197">
            <text:p>0.0117197</text:p>
          </table:table-cell>
          <table:table-cell office:value-type="float" office:value="0.0429706">
            <text:p>0.0429706</text:p>
          </table:table-cell>
          <table:table-cell office:value-type="float" office:value="0.0240488">
            <text:p>0.0240488</text:p>
          </table:table-cell>
          <table:table-cell office:value-type="float" office:value="0.0395089">
            <text:p>0.0395089</text:p>
          </table:table-cell>
          <table:table-cell office:value-type="float" office:value="0.0225088">
            <text:p>0.0225088</text:p>
          </table:table-cell>
          <table:table-cell office:value-type="float" office:value="0.040419">
            <text:p>0.040419</text:p>
          </table:table-cell>
          <table:table-cell office:value-type="float" office:value="0.0227202">
            <text:p>0.0227202</text:p>
          </table:table-cell>
          <table:table-cell office:value-type="float" office:value="0.0446684">
            <text:p>0.0446684</text:p>
          </table:table-cell>
          <table:table-cell office:value-type="float" office:value="0.024466">
            <text:p>0.024466</text:p>
          </table:table-cell>
          <table:table-cell office:value-type="float" office:value="0.0403208">
            <text:p>0.0403208</text:p>
          </table:table-cell>
          <table:table-cell office:value-type="float" office:value="0.0228579">
            <text:p>0.0228579</text:p>
          </table:table-cell>
          <table:table-cell office:value-type="float" office:value="-0.000551521">
            <text:p>-0.000551521</text:p>
          </table:table-cell>
          <table:table-cell office:value-type="float" office:value="0.00195999">
            <text:p>0.00195999</text:p>
          </table:table-cell>
          <table:table-cell office:value-type="float" office:value="0.0087025">
            <text:p>0.0087025</text:p>
          </table:table-cell>
          <table:table-cell office:value-type="float" office:value="0.00958995">
            <text:p>0.00958995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9]" office:value-type="float" office:value="20.3306920817815">
            <text:p>20.3306920818</text:p>
          </table:table-cell>
          <table:table-cell/>
          <table:table-cell table:formula="of:=2*SQRT(2*LN(2))*[.D9]" office:value-type="float" office:value="20.2644980903156">
            <text:p>20.2644980903</text:p>
          </table:table-cell>
          <table:table-cell/>
          <table:table-cell table:formula="of:=2*SQRT(2*LN(2))*[.F9]" office:value-type="float" office:value="20.7232405832881">
            <text:p>20.7232405833</text:p>
          </table:table-cell>
          <table:table-cell/>
          <table:table-cell table:formula="of:=2*SQRT(2*LN(2))*[.H9]" office:value-type="float" office:value="20.7743872746662">
            <text:p>20.7743872747</text:p>
          </table:table-cell>
          <table:table-cell/>
          <table:table-cell table:formula="of:=2*SQRT(2*LN(2))*[.J9]" office:value-type="float" office:value="20.8737842287669">
            <text:p>20.8737842288</text:p>
          </table:table-cell>
          <table:table-cell/>
          <table:table-cell table:formula="of:=2*SQRT(2*LN(2))*[.L9]" office:value-type="float" office:value="20.9426156186832">
            <text:p>20.9426156187</text:p>
          </table:table-cell>
          <table:table-cell/>
          <table:table-cell table:formula="of:=2*SQRT(2*LN(2))*[.N9]" office:value-type="float" office:value="21.8144877403559">
            <text:p>21.8144877404</text:p>
          </table:table-cell>
          <table:table-cell/>
          <table:table-cell table:formula="of:=2*SQRT(2*LN(2))*[.P9]" office:value-type="float" office:value="20.2554084849418">
            <text:p>20.2554084849</text:p>
          </table:table-cell>
          <table:table-cell/>
        </table:table-row>
        <table:table-row table:style-name="ro1">
          <table:table-cell office:value-type="string">
            <text:p>Transit Row</text:p>
          </table:table-cell>
          <table:table-cell office:value-type="float" office:value="141.055">
            <text:p>141.055</text:p>
          </table:table-cell>
          <table:table-cell/>
          <table:table-cell office:value-type="float" office:value="141.105">
            <text:p>141.105</text:p>
          </table:table-cell>
          <table:table-cell/>
          <table:table-cell office:value-type="float" office:value="141.17">
            <text:p>141.17</text:p>
          </table:table-cell>
          <table:table-cell/>
          <table:table-cell office:value-type="float" office:value="141.267">
            <text:p>141.267</text:p>
          </table:table-cell>
          <table:table-cell/>
          <table:table-cell office:value-type="float" office:value="141.161">
            <text:p>141.161</text:p>
          </table:table-cell>
          <table:table-cell/>
          <table:table-cell office:value-type="float" office:value="141.392">
            <text:p>141.392</text:p>
          </table:table-cell>
          <table:table-cell/>
          <table:table-cell office:value-type="float" office:value="142.599">
            <text:p>142.599</text:p>
          </table:table-cell>
          <table:table-cell/>
          <table:table-cell office:value-type="float" office:value="141.354">
            <text:p>141.354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Date Athabasca</text:p>
          </table:table-cell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  <table:table-cell office:value-type="string">
            <text:p>11-24-2011</text:p>
          </table:table-cell>
          <table:table-cell/>
        </table:table-row>
        <table:table-row table:style-name="ro1">
          <table:table-cell office:value-type="string">
            <text:p>Hour</text:p>
          </table:table-cell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  <table:table-cell office:value-type="float" office:value="5.6">
            <text:p>5.6</text:p>
          </table:table-cell>
          <table:table-cell/>
        </table:table-row>
        <table:table-row table:style-name="ro1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100-170</text:p>
          </table:table-cell>
          <table:table-cell/>
          <table:table-cell office:value-type="string">
            <text:p>100-170</text:p>
          </table:table-cell>
          <table:table-cell/>
          <table:table-cell office:value-type="string">
            <text:p>100-170</text:p>
          </table:table-cell>
          <table:table-cell/>
          <table:table-cell office:value-type="string">
            <text:p>100-170</text:p>
          </table:table-cell>
          <table:table-cell/>
          <table:table-cell office:value-type="string">
            <text:p>100-170</text:p>
          </table:table-cell>
          <table:table-cell/>
          <table:table-cell office:value-type="string">
            <text:p>100-170</text:p>
          </table:table-cell>
          <table:table-cell/>
          <table:table-cell office:value-type="string">
            <text:p>100-170</text:p>
          </table:table-cell>
          <table:table-cell/>
          <table:table-cell office:value-type="string">
            <text:p>100-17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19-324</text:p>
          </table:table-cell>
          <table:table-cell/>
          <table:table-cell office:value-type="string">
            <text:p>319-324</text:p>
          </table:table-cell>
          <table:table-cell/>
          <table:table-cell office:value-type="string">
            <text:p>319-324</text:p>
          </table:table-cell>
          <table:table-cell/>
          <table:table-cell office:value-type="string">
            <text:p>319-324</text:p>
          </table:table-cell>
          <table:table-cell/>
          <table:table-cell office:value-type="string">
            <text:p>319-324</text:p>
          </table:table-cell>
          <table:table-cell/>
          <table:table-cell office:value-type="string">
            <text:p>319-324</text:p>
          </table:table-cell>
          <table:table-cell/>
          <table:table-cell office:value-type="string">
            <text:p>319-324</text:p>
          </table:table-cell>
          <table:table-cell/>
          <table:table-cell office:value-type="string">
            <text:p>319-324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1742.54">
            <text:p>1742.54</text:p>
          </table:table-cell>
          <table:table-cell office:value-type="float" office:value="58.5379">
            <text:p>58.5379</text:p>
          </table:table-cell>
          <table:table-cell office:value-type="float" office:value="3662.67">
            <text:p>3662.67</text:p>
          </table:table-cell>
          <table:table-cell office:value-type="float" office:value="150.551">
            <text:p>150.551</text:p>
          </table:table-cell>
          <table:table-cell office:value-type="float" office:value="3288.5">
            <text:p>3288.5</text:p>
          </table:table-cell>
          <table:table-cell office:value-type="float" office:value="142.639">
            <text:p>142.639</text:p>
          </table:table-cell>
          <table:table-cell office:value-type="float" office:value="3324.14">
            <text:p>3324.14</text:p>
          </table:table-cell>
          <table:table-cell office:value-type="float" office:value="141.112">
            <text:p>141.112</text:p>
          </table:table-cell>
          <table:table-cell office:value-type="float" office:value="3722.18">
            <text:p>3722.18</text:p>
          </table:table-cell>
          <table:table-cell office:value-type="float" office:value="167.465">
            <text:p>167.465</text:p>
          </table:table-cell>
          <table:table-cell office:value-type="float" office:value="3451.47">
            <text:p>3451.47</text:p>
          </table:table-cell>
          <table:table-cell office:value-type="float" office:value="163.713">
            <text:p>163.713</text:p>
          </table:table-cell>
          <table:table-cell office:value-type="float" office:value="272.894">
            <text:p>272.894</text:p>
          </table:table-cell>
          <table:table-cell office:value-type="float" office:value="19.3314">
            <text:p>19.3314</text:p>
          </table:table-cell>
          <table:table-cell office:value-type="float" office:value="1713.38">
            <text:p>1713.38</text:p>
          </table:table-cell>
          <table:table-cell office:value-type="float" office:value="55.016">
            <text:p>55.016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32.834">
            <text:p>32.834</text:p>
          </table:table-cell>
          <table:table-cell office:value-type="float" office:value="0.145584">
            <text:p>0.145584</text:p>
          </table:table-cell>
          <table:table-cell office:value-type="float" office:value="32.9743">
            <text:p>32.9743</text:p>
          </table:table-cell>
          <table:table-cell office:value-type="float" office:value="0.173011">
            <text:p>0.173011</text:p>
          </table:table-cell>
          <table:table-cell office:value-type="float" office:value="33.1171">
            <text:p>33.1171</text:p>
          </table:table-cell>
          <table:table-cell office:value-type="float" office:value="0.173919">
            <text:p>0.173919</text:p>
          </table:table-cell>
          <table:table-cell office:value-type="float" office:value="33.1138">
            <text:p>33.1138</text:p>
          </table:table-cell>
          <table:table-cell office:value-type="float" office:value="0.169782">
            <text:p>0.169782</text:p>
          </table:table-cell>
          <table:table-cell office:value-type="float" office:value="33.0265">
            <text:p>33.0265</text:p>
          </table:table-cell>
          <table:table-cell office:value-type="float" office:value="0.176066">
            <text:p>0.176066</text:p>
          </table:table-cell>
          <table:table-cell office:value-type="float" office:value="33.2599">
            <text:p>33.2599</text:p>
          </table:table-cell>
          <table:table-cell office:value-type="float" office:value="0.1829">
            <text:p>0.1829</text:p>
          </table:table-cell>
          <table:table-cell office:value-type="float" office:value="34.2107">
            <text:p>34.2107</text:p>
          </table:table-cell>
          <table:table-cell office:value-type="float" office:value="0.243944">
            <text:p>0.243944</text:p>
          </table:table-cell>
          <table:table-cell office:value-type="float" office:value="33.0781">
            <text:p>33.0781</text:p>
          </table:table-cell>
          <table:table-cell office:value-type="float" office:value="0.140994">
            <text:p>0.140994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90594">
            <text:p>8.90594</text:p>
          </table:table-cell>
          <table:table-cell office:value-type="float" office:value="0.292593">
            <text:p>0.292593</text:p>
          </table:table-cell>
          <table:table-cell office:value-type="float" office:value="9.07636">
            <text:p>9.07636</text:p>
          </table:table-cell>
          <table:table-cell office:value-type="float" office:value="0.357098">
            <text:p>0.357098</text:p>
          </table:table-cell>
          <table:table-cell office:value-type="float" office:value="9.31226">
            <text:p>9.31226</text:p>
          </table:table-cell>
          <table:table-cell office:value-type="float" office:value="0.374029">
            <text:p>0.374029</text:p>
          </table:table-cell>
          <table:table-cell office:value-type="float" office:value="9.25125">
            <text:p>9.25125</text:p>
          </table:table-cell>
          <table:table-cell office:value-type="float" office:value="0.364617">
            <text:p>0.364617</text:p>
          </table:table-cell>
          <table:table-cell office:value-type="float" office:value="9.37281">
            <text:p>9.37281</text:p>
          </table:table-cell>
          <table:table-cell office:value-type="float" office:value="0.384741">
            <text:p>0.384741</text:p>
          </table:table-cell>
          <table:table-cell office:value-type="float" office:value="9.39074">
            <text:p>9.39074</text:p>
          </table:table-cell>
          <table:table-cell office:value-type="float" office:value="0.404492">
            <text:p>0.404492</text:p>
          </table:table-cell>
          <table:table-cell office:value-type="float" office:value="10.0494">
            <text:p>10.0494</text:p>
          </table:table-cell>
          <table:table-cell office:value-type="float" office:value="0.601083">
            <text:p>0.601083</text:p>
          </table:table-cell>
          <table:table-cell office:value-type="float" office:value="8.89304">
            <text:p>8.89304</text:p>
          </table:table-cell>
          <table:table-cell office:value-type="float" office:value="0.281594">
            <text:p>0.281594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291.457">
            <text:p>291.457</text:p>
          </table:table-cell>
          <table:table-cell office:value-type="float" office:value="29.2717">
            <text:p>29.2717</text:p>
          </table:table-cell>
          <table:table-cell office:value-type="float" office:value="200.405">
            <text:p>200.405</text:p>
          </table:table-cell>
          <table:table-cell office:value-type="float" office:value="72.5718">
            <text:p>72.5718</text:p>
          </table:table-cell>
          <table:table-cell office:value-type="float" office:value="208.759">
            <text:p>208.759</text:p>
          </table:table-cell>
          <table:table-cell office:value-type="float" office:value="64.6711">
            <text:p>64.6711</text:p>
          </table:table-cell>
          <table:table-cell office:value-type="float" office:value="210.931">
            <text:p>210.931</text:p>
          </table:table-cell>
          <table:table-cell office:value-type="float" office:value="64.1438">
            <text:p>64.1438</text:p>
          </table:table-cell>
          <table:table-cell office:value-type="float" office:value="241.214">
            <text:p>241.214</text:p>
          </table:table-cell>
          <table:table-cell office:value-type="float" office:value="73.4197">
            <text:p>73.4197</text:p>
          </table:table-cell>
          <table:table-cell office:value-type="float" office:value="271.601">
            <text:p>271.601</text:p>
          </table:table-cell>
          <table:table-cell office:value-type="float" office:value="71.4349">
            <text:p>71.4349</text:p>
          </table:table-cell>
          <table:table-cell office:value-type="float" office:value="79.5478">
            <text:p>79.5478</text:p>
          </table:table-cell>
          <table:table-cell office:value-type="float" office:value="7.45543">
            <text:p>7.45543</text:p>
          </table:table-cell>
          <table:table-cell office:value-type="float" office:value="161.031">
            <text:p>161.031</text:p>
          </table:table-cell>
          <table:table-cell office:value-type="float" office:value="28.1939">
            <text:p>28.1939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13.4855">
            <text:p>-13.4855</text:p>
          </table:table-cell>
          <table:table-cell office:value-type="float" office:value="4.54059">
            <text:p>4.54059</text:p>
          </table:table-cell>
          <table:table-cell office:value-type="float" office:value="-32.8584">
            <text:p>-32.8584</text:p>
          </table:table-cell>
          <table:table-cell office:value-type="float" office:value="11.6106">
            <text:p>11.6106</text:p>
          </table:table-cell>
          <table:table-cell office:value-type="float" office:value="-32.2969">
            <text:p>-32.2969</text:p>
          </table:table-cell>
          <table:table-cell office:value-type="float" office:value="10.8699">
            <text:p>10.8699</text:p>
          </table:table-cell>
          <table:table-cell office:value-type="float" office:value="-31.5929">
            <text:p>-31.5929</text:p>
          </table:table-cell>
          <table:table-cell office:value-type="float" office:value="10.7615">
            <text:p>10.7615</text:p>
          </table:table-cell>
          <table:table-cell office:value-type="float" office:value="-37.6488">
            <text:p>-37.6488</text:p>
          </table:table-cell>
          <table:table-cell office:value-type="float" office:value="12.6344">
            <text:p>12.6344</text:p>
          </table:table-cell>
          <table:table-cell office:value-type="float" office:value="-35.2003">
            <text:p>-35.2003</text:p>
          </table:table-cell>
          <table:table-cell office:value-type="float" office:value="12.3941">
            <text:p>12.3941</text:p>
          </table:table-cell>
          <table:table-cell office:value-type="float" office:value="-3.56569">
            <text:p>-3.56569</text:p>
          </table:table-cell>
          <table:table-cell office:value-type="float" office:value="1.43849">
            <text:p>1.43849</text:p>
          </table:table-cell>
          <table:table-cell office:value-type="float" office:value="-13.9234">
            <text:p>-13.9234</text:p>
          </table:table-cell>
          <table:table-cell office:value-type="float" office:value="4.31076">
            <text:p>4.31076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201282">
            <text:p>0.201282</text:p>
          </table:table-cell>
          <table:table-cell office:value-type="float" office:value="0.0664447">
            <text:p>0.0664447</text:p>
          </table:table-cell>
          <table:table-cell office:value-type="float" office:value="0.49">
            <text:p>0.49</text:p>
          </table:table-cell>
          <table:table-cell office:value-type="float" office:value="0.169733">
            <text:p>0.169733</text:p>
          </table:table-cell>
          <table:table-cell office:value-type="float" office:value="0.479747">
            <text:p>0.479747</text:p>
          </table:table-cell>
          <table:table-cell office:value-type="float" office:value="0.158792">
            <text:p>0.158792</text:p>
          </table:table-cell>
          <table:table-cell office:value-type="float" office:value="0.468709">
            <text:p>0.468709</text:p>
          </table:table-cell>
          <table:table-cell office:value-type="float" office:value="0.157203">
            <text:p>0.157203</text:p>
          </table:table-cell>
          <table:table-cell office:value-type="float" office:value="0.55911">
            <text:p>0.55911</text:p>
          </table:table-cell>
          <table:table-cell office:value-type="float" office:value="0.18491">
            <text:p>0.18491</text:p>
          </table:table-cell>
          <table:table-cell office:value-type="float" office:value="0.519482">
            <text:p>0.519482</text:p>
          </table:table-cell>
          <table:table-cell office:value-type="float" office:value="0.180813">
            <text:p>0.180813</text:p>
          </table:table-cell>
          <table:table-cell office:value-type="float" office:value="0.0526727">
            <text:p>0.0526727</text:p>
          </table:table-cell>
          <table:table-cell office:value-type="float" office:value="0.0207377">
            <text:p>0.0207377</text:p>
          </table:table-cell>
          <table:table-cell office:value-type="float" office:value="0.207972">
            <text:p>0.207972</text:p>
          </table:table-cell>
          <table:table-cell office:value-type="float" office:value="0.0628501">
            <text:p>0.0628501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25]" office:value-type="float" office:value="20.9718860318429">
            <text:p>20.9718860318</text:p>
          </table:table-cell>
          <table:table-cell/>
          <table:table-cell table:formula="of:=2*SQRT(2*LN(2))*[.D25]" office:value-type="float" office:value="21.3731944639171">
            <text:p>21.3731944639</text:p>
          </table:table-cell>
          <table:table-cell/>
          <table:table-cell table:formula="of:=2*SQRT(2*LN(2))*[.F25]" office:value-type="float" office:value="21.9286965125399">
            <text:p>21.9286965125</text:p>
          </table:table-cell>
          <table:table-cell/>
          <table:table-cell table:formula="of:=2*SQRT(2*LN(2))*[.H25]" office:value-type="float" office:value="21.7850289415926">
            <text:p>21.7850289416</text:p>
          </table:table-cell>
          <table:table-cell/>
          <table:table-cell table:formula="of:=2*SQRT(2*LN(2))*[.J25]" office:value-type="float" office:value="22.0712808662665">
            <text:p>22.0712808663</text:p>
          </table:table-cell>
          <table:table-cell/>
          <table:table-cell table:formula="of:=2*SQRT(2*LN(2))*[.L25]" office:value-type="float" office:value="22.1135027896739">
            <text:p>22.1135027897</text:p>
          </table:table-cell>
          <table:table-cell/>
          <table:table-cell table:formula="of:=2*SQRT(2*LN(2))*[.N25]" office:value-type="float" office:value="23.664528560534">
            <text:p>23.6645285605</text:p>
          </table:table-cell>
          <table:table-cell/>
          <table:table-cell table:formula="of:=2*SQRT(2*LN(2))*[.P25]" office:value-type="float" office:value="20.941508853262">
            <text:p>20.9415088533</text:p>
          </table:table-cell>
          <table:table-cell/>
        </table:table-row>
        <table:table-row table:style-name="ro1">
          <table:table-cell office:value-type="string">
            <text:p>Transit Row</text:p>
          </table:table-cell>
          <table:table-cell office:value-type="float" office:value="132.834">
            <text:p>132.834</text:p>
          </table:table-cell>
          <table:table-cell/>
          <table:table-cell office:value-type="float" office:value="132.974">
            <text:p>132.974</text:p>
          </table:table-cell>
          <table:table-cell/>
          <table:table-cell office:value-type="float" office:value="133.117">
            <text:p>133.117</text:p>
          </table:table-cell>
          <table:table-cell/>
          <table:table-cell office:value-type="float" office:value="133.114">
            <text:p>133.114</text:p>
          </table:table-cell>
          <table:table-cell/>
          <table:table-cell office:value-type="float" office:value="133.026">
            <text:p>133.026</text:p>
          </table:table-cell>
          <table:table-cell/>
          <table:table-cell office:value-type="float" office:value="133.26">
            <text:p>133.26</text:p>
          </table:table-cell>
          <table:table-cell/>
          <table:table-cell office:value-type="float" office:value="134.211">
            <text:p>134.211</text:p>
          </table:table-cell>
          <table:table-cell/>
          <table:table-cell office:value-type="float" office:value="133.078">
            <text:p>133.078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2012-07-17</text:date>, <text:time>16:2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5:54:21.05</meta:creation-date>
    <dc:date>2012-07-17T16:20:22.72</dc:date>
    <meta:editing-duration>PT10M21S</meta:editing-duration>
    <meta:editing-cycles>1</meta:editing-cycles>
    <meta:document-statistic meta:table-count="3" meta:cell-count="348" meta:object-count="0"/>
    <meta:generator>OpenOffice.org/3.3$Win32 OpenOffice.org_project/330m20$Build-9567</meta:generator>
  </office:meta>
</office:document-meta>
</file>